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1202" officeooo:paragraph-rsid="00141202" style:font-weight-asian="bold" style:font-weight-complex="bold"/>
    </style:style>
    <style:style style:name="P2" style:family="paragraph" style:parent-style-name="Standard">
      <style:text-properties officeooo:rsid="00141202" officeooo:paragraph-rsid="00141202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d34c" officeooo:paragraph-rsid="00141202" style:font-weight-asian="bold" style:font-weight-complex="bold"/>
    </style:style>
    <style:style style:name="P4" style:family="paragraph" style:parent-style-name="Standard">
      <style:text-properties officeooo:rsid="0014c4e0" officeooo:paragraph-rsid="00141202"/>
    </style:style>
    <style:style style:name="P5" style:family="paragraph" style:parent-style-name="Standard">
      <style:text-properties officeooo:rsid="001c23e2" officeooo:paragraph-rsid="00141202"/>
    </style:style>
    <style:style style:name="P6" style:family="paragraph" style:parent-style-name="Standard" style:list-style-name="L1">
      <style:text-properties officeooo:paragraph-rsid="00141202"/>
    </style:style>
    <style:style style:name="P7" style:family="paragraph" style:parent-style-name="Standard" style:list-style-name="L1">
      <style:text-properties officeooo:rsid="001c23e2" officeooo:paragraph-rsid="00141202"/>
    </style:style>
    <style:style style:name="P8" style:family="paragraph" style:parent-style-name="Standard" style:list-style-name="L2">
      <style:text-properties officeooo:rsid="001c23e2" officeooo:paragraph-rsid="00141202"/>
    </style:style>
    <style:style style:name="P9" style:family="paragraph" style:parent-style-name="Standard" style:list-style-name="L2">
      <style:text-properties officeooo:rsid="00141202" officeooo:paragraph-rsid="00141202"/>
    </style:style>
    <style:style style:name="P10" style:family="paragraph" style:parent-style-name="Standard" style:list-style-name="L3">
      <style:text-properties officeooo:rsid="001c23e2" officeooo:paragraph-rsid="00141202"/>
    </style:style>
    <style:style style:name="P11" style:family="paragraph" style:parent-style-name="Standard">
      <style:text-properties style:text-underline-style="solid" style:text-underline-width="auto" style:text-underline-color="font-color" officeooo:rsid="001ead03" officeooo:paragraph-rsid="00141202"/>
    </style:style>
    <style:style style:name="P12" style:family="paragraph" style:parent-style-name="Standard">
      <style:text-properties officeooo:rsid="001ead03" officeooo:paragraph-rsid="00141202"/>
    </style:style>
    <style:style style:name="P13" style:family="paragraph" style:parent-style-name="Standard" style:list-style-name="L4">
      <style:text-properties officeooo:rsid="001ead03" officeooo:paragraph-rsid="00141202"/>
    </style:style>
    <style:style style:name="P14" style:family="paragraph" style:parent-style-name="Standard" style:list-style-name="L5">
      <style:text-properties officeooo:rsid="001ead03" officeooo:paragraph-rsid="00141202"/>
    </style:style>
    <style:style style:name="P15" style:family="paragraph" style:parent-style-name="Standard" style:list-style-name="L6">
      <style:text-properties officeooo:rsid="001ead03" officeooo:paragraph-rsid="00141202"/>
    </style:style>
    <style:style style:name="P16" style:family="paragraph" style:parent-style-name="Standard" style:list-style-name="L7">
      <style:text-properties officeooo:paragraph-rsid="00141202"/>
    </style:style>
    <style:style style:name="P17" style:family="paragraph" style:parent-style-name="Standard" style:list-style-name="L8">
      <style:text-properties officeooo:rsid="001ead03" officeooo:paragraph-rsid="00141202"/>
    </style:style>
    <style:style style:name="P18" style:family="paragraph" style:parent-style-name="Standard" style:list-style-name="L9">
      <style:text-properties officeooo:rsid="001ead03" officeooo:paragraph-rsid="00141202"/>
    </style:style>
    <style:style style:name="P19" style:family="paragraph" style:parent-style-name="Standard" style:list-style-name="L10">
      <style:text-properties officeooo:rsid="001ead03" officeooo:paragraph-rsid="00141202"/>
    </style:style>
    <style:style style:name="P20" style:family="paragraph" style:parent-style-name="Standard" style:list-style-name="L10">
      <style:text-properties officeooo:rsid="0020434b" officeooo:paragraph-rsid="00141202"/>
    </style:style>
    <style:style style:name="P21" style:family="paragraph" style:parent-style-name="Standard" style:list-style-name="L11">
      <style:text-properties officeooo:rsid="001ead03" officeooo:paragraph-rsid="00141202"/>
    </style:style>
    <style:style style:name="T1" style:family="text">
      <style:text-properties officeooo:rsid="001c23e2"/>
    </style:style>
    <style:style style:name="T2" style:family="text">
      <style:text-properties officeooo:rsid="001ead03"/>
    </style:style>
    <style:style style:name="T3" style:family="text">
      <style:text-properties officeooo:rsid="001fe7c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0434b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officeooo:rsid="0016bfa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te graphique</text:p>
      <text:p text:style-name="P2"/>
      <text:p text:style-name="P3"><text:span text:style-name="T1">1</text:span>) <text:span text:style-name="T2">Structure de base d’une page</text:span></text:p>
      <text:p text:style-name="P4"/>
      <text:p text:style-name="P5">On utilisera bootstrap pour gérer le responsive.</text:p>
      <text:p text:style-name="P5"><text:span text:style-name="T3">O</text:span>n utilisera le theme bootswatch superhero <text:a xlink:type="simple" xlink:href="https://bootswatch.com/superhero/" text:style-name="Internet_20_link" text:visited-style-name="Visited_20_Internet_20_Link">https://bootswatch.com/superhero/</text:a> pour le design.</text:p>
      <text:p text:style-name="P4"/>
      <text:p text:style-name="P5"><text:span text:style-name="T4">Header :</text:span> Mettre en avant la marque et l’identité visuelle.</text:p>
      <text:p text:style-name="P5">📌 Contenu</text:p>
      <text:list text:style-name="L1">
        <text:list-item>
          <text:p text:style-name="P6"><text:span text:style-name="T1">Logo texte : </text:span><text:span text:style-name="Emphasis"><text:span text:style-name="T1">Esprit Déco</text:span></text:span><text:span text:style-name="T1"> </text:span></text:p>
        </text:list-item>
        <text:list-item>
          <text:p text:style-name="P6"><text:span text:style-name="T1">Slogan : </text:span><text:span text:style-name="Emphasis"><text:span text:style-name="T1">Beau chez soi, Bien chez soi !</text:span></text:span><text:span text:style-name="T1"> </text:span></text:p>
        </text:list-item>
        <text:list-item>
          <text:p text:style-name="P7">Image de fond immersive <text:span text:style-name="T3">(header.webp)</text:span></text:p>
        </text:list-item>
      </text:list>
      <text:p text:style-name="P5">🎨 Contraintes visuelles</text:p>
      <text:list text:style-name="L2">
        <text:list-item>
          <text:p text:style-name="P8">Hauteur : 40vh minimum 100px </text:p>
        </text:list-item>
        <text:list-item>
          <text:p text:style-name="P8">Image en cover centrée </text:p>
        </text:list-item>
        <text:list-item>
          <text:p text:style-name="P8">Texte centré verticalement et horizontalement</text:p>
        </text:list-item>
        <text:list-item>
          <text:p text:style-name="P9">Import de la police Poppins pour le header</text:p>
          <text:p text:style-name="P8">@import url('https://fonts.googleapis.com/css2?family=Playfair+Display&amp;family=Poppins&amp;display=swap');</text:p>
          <text:p text:style-name="P8">font-family: 'Poppins', sans-serif;</text:p>
        </text:list-item>
      </text:list>
      <text:p text:style-name="P5">⚙️ Comportement</text:p>
      <text:list text:style-name="L3">
        <text:list-item>
          <text:p text:style-name="P10">Responsive <text:span text:style-name="T5">(Esprit Déco sur deux lignes en mode mobile)</text:span></text:p>
        </text:list-item>
      </text:list>
      <text:p text:style-name="P11"/>
      <text:p text:style-name="P12"><text:span text:style-name="T4">Navbar :</text:span> Permettre la navigation dans le site.</text:p>
      <text:p text:style-name="P12">📌 Contenu</text:p>
      <text:list text:style-name="L4">
        <text:list-item>
          <text:p text:style-name="P13">Logo cliquable (retour boutique) </text:p>
        </text:list-item>
        <text:list-item>
          <text:p text:style-name="P13">Menu : </text:p>
          <text:list>
            <text:list-item>
              <text:p text:style-name="P13">Boutique </text:p>
            </text:list-item>
            <text:list-item>
              <text:p text:style-name="P13">Connexion (dropdown : connexion / E<text:span text:style-name="T3">nregistrement</text:span>) </text:p>
            </text:list-item>
          </text:list>
        </text:list-item>
        <text:list-item>
          <text:p text:style-name="P13">Barre de recherche </text:p>
        </text:list-item>
      </text:list>
      <text:p text:style-name="P12">🎨 Contraintes visuelles</text:p>
      <text:list text:style-name="L5">
        <text:list-item>
          <text:p text:style-name="P14">Style Bootstrap 5 </text:p>
        </text:list-item>
        <text:list-item>
          <text:p text:style-name="P14">Fond clair </text:p>
        </text:list-item>
        <text:list-item>
          <text:p text:style-name="P14">Séparateur visuel léger avec le contenu </text:p>
        </text:list-item>
      </text:list>
      <text:p text:style-name="P12">⚙️ Comportement</text:p>
      <text:list text:style-name="L6">
        <text:list-item>
          <text:p text:style-name="P15">Responsive (menu hamburger mobile) </text:p>
        </text:list-item>
      </text:list>
      <text:p text:style-name="P12"/>
      <text:p text:style-name="P12"><text:span text:style-name="T6">Main (zone dynamique) : </text:span>Afficher le contenu des pages via Twig.</text:p>
      <text:p text:style-name="P12">📌 Contenu</text:p>
      <text:list text:style-name="L7">
        <text:list-item>
          <text:p text:style-name="P16"><text:span text:style-name="T2">Bloc </text:span><text:span text:style-name="Source_20_Text"><text:span text:style-name="T2">{% block body %}</text:span></text:span><text:span text:style-name="T2"> dynamique </text:span></text:p>
        </text:list-item>
      </text:list>
      <text:p text:style-name="P12">🎨 Contraintes</text:p>
      <text:list text:style-name="L8">
        <text:list-item>
          <text:p text:style-name="P17">Largeur container Bootstrap </text:p>
        </text:list-item>
        <text:list-item>
          <text:p text:style-name="P17">Padding vertical pour respiration </text:p>
        </text:list-item>
        <text:list-item>
          <text:p text:style-name="P17">Flex-grow pour pousser le footer en bas </text:p>
        </text:list-item>
      </text:list>
      <text:p text:style-name="P12"/>
      <text:p text:style-name="P12"><text:span text:style-name="T4">Footer :</text:span> Afficher les informations légales et branding.</text:p>
      <text:p text:style-name="P12">📌 Contenu</text:p>
      <text:list text:style-name="L9">
        <text:list-item>
          <text:p text:style-name="P18">Lien CGV </text:p>
        </text:list-item>
        <text:list-item>
          <text:p text:style-name="P18">Logo Esprit Déco </text:p>
        </text:list-item>
        <text:list-item>
          <text:p text:style-name="P18">Copyright (année dynamique) </text:p>
        </text:list-item>
      </text:list>
      <text:p text:style-name="P12">🎨 Contraintes visuelles</text:p>
      <text:list text:style-name="L10">
        <text:list-item>
          <text:p text:style-name="P19">Fond clair </text:p>
        </text:list-item>
        <text:list-item>
          <text:p text:style-name="P19"><text:soft-page-break/>Alignement en 3 colonnes </text:p>
        </text:list-item>
        <text:list-item>
          <text:p text:style-name="P19">Texte centré</text:p>
        </text:list-item>
        <text:list-item>
          <text:p text:style-name="P20">Toujours pl<text:span text:style-name="T7">a</text:span>cé en bas de page</text:p>
        </text:list-item>
      </text:list>
      <text:p text:style-name="P12">⚙️ Comportement</text:p>
      <text:list text:style-name="L11">
        <text:list-item>
          <text:p text:style-name="P21">Responsive (empilement sur mobile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5T13:41:42.133090376</meta:creation-date>
    <dc:date>2026-04-27T14:20:49.068434626</dc:date>
    <meta:editing-duration>PT1H9M48S</meta:editing-duration>
    <meta:editing-cycles>3</meta:editing-cycles>
    <meta:generator>LibreOffice/26.2.2.2$Linux_X86_64 LibreOffice_project/620$Build-2</meta:generator>
    <meta:document-statistic meta:table-count="0" meta:image-count="0" meta:object-count="0" meta:page-count="2" meta:paragraph-count="50" meta:word-count="250" meta:character-count="1553" meta:non-whitespace-character-count="1362"/>
  </office:meta>
</office:document-meta>
</file>